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break-before="page"/>
      <style:text-properties officeooo:rsid="15854536" officeooo:paragraph-rsid="1ce0d1b0"/>
    </style:style>
    <style:style style:name="P3" style:family="paragraph" style:parent-style-name="Text_20_body">
      <style:text-properties fo:language="en" fo:country="US" officeooo:rsid="226308b1" officeooo:paragraph-rsid="1ce0d1b0"/>
    </style:style>
    <style:style style:name="P4" style:family="paragraph" style:parent-style-name="Text_20_body">
      <style:text-properties fo:language="en" fo:country="US" officeooo:rsid="226a0bb6" officeooo:paragraph-rsid="1ce0d1b0"/>
    </style:style>
    <style:style style:name="P5" style:family="paragraph" style:parent-style-name="Text_20_body">
      <style:text-properties fo:language="en" fo:country="US" officeooo:rsid="20a39d13" officeooo:paragraph-rsid="1ce0d1b0"/>
    </style:style>
    <style:style style:name="P6" style:family="paragraph" style:parent-style-name="Text_20_body">
      <style:text-properties fo:language="en" fo:country="US" officeooo:paragraph-rsid="1ce0d1b0"/>
    </style:style>
    <style:style style:name="P7" style:family="paragraph" style:parent-style-name="Frame_20_contents">
      <style:paragraph-properties fo:text-align="center" style:justify-single-word="false"/>
      <style:text-properties fo:language="en" fo:country="US"/>
    </style:style>
    <style:style style:name="P8" style:family="paragraph" style:parent-style-name="Text_20_body">
      <style:text-properties officeooo:rsid="1cc6bca2" officeooo:paragraph-rsid="1ce0d1b0"/>
    </style:style>
    <style:style style:name="P9" style:family="paragraph" style:parent-style-name="Heading_20_2">
      <style:text-properties officeooo:rsid="1a8b3f9b" officeooo:paragraph-rsid="1ce5a4bf"/>
    </style:style>
    <style:style style:name="P10" style:family="paragraph" style:parent-style-name="Heading_20_1">
      <style:text-properties officeooo:paragraph-rsid="1ce5a4bf"/>
    </style:style>
    <style:style style:name="P11" style:family="paragraph" style:parent-style-name="Standard" style:master-page-name="Intro_20_First_20_Page">
      <style:paragraph-properties style:page-number="auto" fo:break-before="auto" fo:break-after="auto"/>
      <style:text-properties officeooo:rsid="1a8b3f9b" officeooo:paragraph-rsid="1cddd172"/>
    </style:style>
    <style:style style:name="T1" style:family="text">
      <style:text-properties fo:language="en" fo:country="US" officeooo:rsid="23d58a05"/>
    </style:style>
    <style:style style:name="T2" style:family="text">
      <style:text-properties officeooo:rsid="1ce0d1b0"/>
    </style:style>
    <style:style style:name="T3" style:family="text">
      <style:text-properties officeooo:rsid="20a39d13"/>
    </style:style>
    <style:style style:name="T4" style:family="text">
      <style:text-properties officeooo:rsid="23d6f93a"/>
    </style:style>
    <style:style style:name="T5" style:family="text">
      <style:text-properties officeooo:rsid="1ce28b1e"/>
    </style:style>
    <style:style style:name="fr1" style:family="graphic" style:parent-style-name="Frame">
      <style:graphic-properties style:vertical-pos="top" style:vertical-rel="paragraph-content" style:horizontal-pos="center" style:horizontal-rel="paragraph" fo:padding="1.5mm" fo:border="none" loext:rel-width-rel="paragraph" loext:rel-height-rel="page"/>
    </style:style>
    <style:style style:name="fr2" style:family="graphic" style:parent-style-name="Frame">
      <style:graphic-properties style:vertical-pos="bottom" style:vertical-rel="page-content" style:horizontal-pos="center" style:horizontal-rel="page-content" fo:padding="1.5mm" fo:border="none" loext:rel-width-rel="paragraph" loext:rel-height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alphabetical-index-auto-mark-file xlink:href="../ref_biblicas.sdi"/>
      <text:p text:style-name="P11"/>
      <text:p text:style-name="P10"><draw:frame draw:style-name="fr2" draw:name="Frame2" text:anchor-type="paragraph" svg:width="136.01mm" style:rel-width="100%" svg:height="15.4mm" draw:z-index="0"><draw:text-box fo:min-height="7%"><text:p text:style-name="P7">Check by yourself that the bible is not for looneys and it does NOT teach what you were told.</text:p></draw:text-box></draw:frame><draw:frame draw:style-name="fr1" draw:name="Frame1" text:anchor-type="paragraph" svg:width="136.01mm" style:rel-width="100%" svg:height="49.99mm" style:rel-height="20%" draw:z-index="1"><draw:text-box><text:p text:style-name="Frame_20_contents"/></draw:text-box></draw:frame><text:bookmark-start text:name="__RefHeading___Toc50649_826344951"/>TodaCarne.com<text:bookmark-end text:name="__RefHeading___Toc50649_826344951"/></text:p>
      <text:p text:style-name="P9">English</text:p>
      <text:p text:style-name="P2">Author. Jose Luis Quiroga Beltrán</text:p>
      <text:p text:style-name="P6">Identification card. 79,523,732 from Bogota, Colombia.</text:p>
      <text:p text:style-name="P6"><text:span text:style-name="T5">Any</text:span> book, script, <text:span text:style-name="T3">audio </text:span><text:span text:style-name="T5">or</text:span><text:span text:style-name="T3"> video</text:span> <text:span text:style-name="T5">downloadable from TodaCarne.com </text:span>is open source <text:span text:style-name="T3">and creative commons </text:span><text:span text:style-name="T5">unless indicated otherwise</text:span>.</text:p>
      <text:p text:style-name="P3">Original title: “TodaCarne.<text:span text:style-name="T2">com</text:span>”</text:p>
      <text:p text:style-name="P4"><text:a xlink:type="simple" xlink:href="http://todacarne.com/" text:style-name="Internet_20_link" text:visited-style-name="Visited_20_Internet_20_Link">todacarne.com</text:a></text:p>
      <text:p text:style-name="P5"><text:a xlink:type="simple" xlink:href="http://toda-carne.github.io/" text:style-name="Internet_20_link" text:visited-style-name="Visited_20_Internet_20_Link">toda-carne.github.io</text:a></text:p>
      <text:p text:style-name="P5"><text:a xlink:type="simple" xlink:href="http://joseluisquiroga.github.io/" text:style-name="Internet_20_link" text:visited-style-name="Visited_20_Internet_20_Link">joseluisquiroga.github.io</text:a></text:p>
      <text:p text:style-name="P6"><text:span text:style-name="T3">Copyright and Derechos de Autor: 2021-</text:span>202<text:span text:style-name="T4">3</text:span>.</text:p>
      <text:p text:style-name="P6">License<text:span text:style-name="T3">s:</text:span> <text:a xlink:type="simple" xlink:href="https://www.gnu.org/licenses/gpl-3.0.en.html" text:style-name="Internet_20_link" text:visited-style-name="Visited_20_Internet_20_Link"><text:span text:style-name="T3">GPL v3.0</text:span></text:a><text:span text:style-name="T3"> and </text:span><text:a xlink:type="simple" xlink:href="https://creativecommons.org/publicdomain/zero/1.0/" text:style-name="Internet_20_link" text:visited-style-name="Visited_20_Internet_20_Link">Creative Commons Zero v1.0 Universal</text:a>.</text:p>
      <text:p text:style-name="P8"><text:span text:style-name="T1">Revision number:</text:span> 4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erif" svg:font-family="FreeSerif" style:font-adornments="Bold Italic" style:font-family-generic="roman" style:font-pitch="variable"/>
    <style:font-face style:name="LM Roman Dunhill 10" svg:font-family="'LM Roman Dunhill 10'" style:font-adornments="10 Regular" style:font-pitch="variable"/>
    <style:font-face style:name="Latin Modern Math" svg:font-family="'Latin Modern Math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loext:opacity="0%" style:font-name="Liberation Serif" fo:font-size="12pt" fo:language="es" fo:country="CO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mm" fo:margin-bottom="4.99mm" style:contextual-spacing="false" fo:text-align="justify" style:justify-single-word="false" style:page-number="auto"/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  <style:text-properties style:use-window-font-color="true" loext:opacity="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3.53mm" fo:margin-bottom="2.12mm" style:contextual-spacing="false" fo:text-align="center" style:justify-single-word="false" style:page-number="auto"/>
      <style:text-properties fo:font-size="155%" fo:font-weight="bold" style:font-size-asian="155%" style:font-weight-asian="bold" style:font-size-complex="115%" style:font-weight-complex="bold"/>
    </style:style>
    <style:style style:name="Texto_5f_Oración" style:display-name="Texto_Oración" style:family="paragraph" style:parent-style-name="Standard" style:master-page-name="">
      <style:paragraph-properties fo:margin-left="10mm" fo:margin-right="10mm" fo:line-height="70%" fo:text-indent="0mm" style:auto-text-indent="false" style:page-number="auto"/>
      <style:text-properties style:use-window-font-color="true" loext:opacity="0%" style:font-name="LM Roman Dunhill 10" fo:font-family="'LM Roman Dunhill 10'" style:font-style-name="10 Regular" style:font-pitch="variable" fo:font-size="14pt" fo:font-weight="normal" style:font-size-asian="10.5pt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6mm" fo:margin-right="0mm" fo:margin-top="0mm" fo:margin-bottom="0mm" style:contextual-spacing="false" fo:text-indent="0mm" style:auto-text-indent="false">
        <style:tab-stops>
          <style:tab-stop style:position="165.91mm" style:type="right" style:leader-style="dotted" style:leader-text="."/>
        </style:tab-stops>
      </style:paragraph-properties>
      <style:text-properties style:font-size-asian="10.5pt"/>
    </style:style>
    <style:style style:name="Texto_5f_Canto" style:display-name="Texto_Canto" style:family="paragraph" style:parent-style-name="Standard">
      <loext:graphic-properties draw:fill="none" draw:fill-color="#729fcf"/>
      <style:paragraph-properties fo:margin-left="10mm" fo:margin-right="10mm" fo:text-indent="0mm" style:auto-text-indent="false" fo:background-color="transparent" style:shadow="none">
        <style:tab-stops/>
      </style:paragraph-properties>
      <style:text-properties style:font-name="Latin Modern Math" fo:font-family="'Latin Modern Math'" style:font-style-name="Regular" style:font-pitch="variable" fo:font-style="italic" style:font-size-asian="10.5pt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left="0mm" fo:margin-right="0mm" fo:margin-top="4.23mm" fo:margin-bottom="2.12mm" style:contextual-spacing="false" fo:text-align="center" style:justify-single-word="false" fo:text-indent="0mm" style:auto-text-indent="false" style:page-number="auto" fo:break-before="auto" fo:break-after="auto"/>
      <style:text-properties fo:font-size="200%" fo:font-weight="bold" style:font-size-asian="200%" style:font-weight-asian="bold" style:font-size-complex="130%" style:font-weight-complex="bold"/>
    </style:style>
    <style:style style:name="Texto_5f_Biblia" style:display-name="Texto_Biblia" style:family="paragraph" style:parent-style-name="Standard" style:master-page-name="">
      <style:paragraph-properties style:page-number="auto"/>
      <style:text-properties fo:color="#ed1c24" loext:opacity="100%" style:font-name="FreeSerif" fo:font-family="FreeSerif" style:font-style-name="Bold Italic" style:font-family-generic="roman" style:font-pitch="variable" fo:font-size="14pt" fo:font-style="italic" style:text-underline-style="none" fo:font-weight="bold" style:text-underline-mode="continuous" style:text-overline-mode="continuous" style:text-line-through-mode="continuous" style:font-size-asian="10.5pt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2pt" style:font-size-asian="10pt" style:font-size-complex="10pt"/>
    </style:style>
    <style:style style:name="Footnote" style:family="paragraph" style:parent-style-name="Standard" style:class="extra">
      <style:paragraph-properties fo:margin-left="5.98mm" fo:margin-right="0mm" fo:margin-top="0mm" fo:margin-bottom="0mm" style:contextual-spacing="false" fo:text-indent="-5.98mm" style:auto-text-indent="false" text:number-lines="false" text:line-number="0"/>
      <style:text-properties fo:font-size="12pt" style:font-size-asian="10pt" style:font-size-complex="10pt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729fcf"/>
      <style:paragraph-properties fo:margin-top="0mm" fo:margin-bottom="0mm" style:contextual-spacing="false" fo:text-align="start" style:justify-single-word="false" style:page-number="auto" fo:background-color="transparent" style:shadow="none">
        <style:tab-stops/>
      </style:paragraph-properties>
      <style:text-properties style:font-name="Liberation Serif2" fo:font-family="'Liberation Serif'" style:font-style-name="Regular" style:font-family-generic="roman" style:font-pitch="variable" fo:font-size="14pt" fo:font-style="italic" fo:font-weight="normal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1" style:class="text">
      <style:paragraph-properties fo:margin-left="0mm" fo:margin-right="0mm" fo:margin-top="4.23mm" fo:margin-bottom="2.12mm" style:contextual-spacing="false" fo:text-align="center" style:justify-single-word="false" fo:text-indent="0mm" style:auto-text-indent="false" fo:padding="0.49mm" fo:border-left="none" fo:border-right="none" fo:border-top="0.06pt solid #000000" fo:border-bottom="0.06pt solid #000000"/>
      <style:text-properties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01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12pt" fo:font-weight="bold" style:font-size-asian="10.5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itle" style:family="paragraph" style:parent-style-name="Heading" style:next-style-name="Text_20_body" style:default-outline-level="1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list-style-name="" style:class="index" style:master-page-name="">
      <style:paragraph-properties fo:margin-left="0mm" fo:margin-right="0mm" fo:margin-top="0mm" fo:margin-bottom="0mm" style:contextual-spacing="false" fo:text-indent="0mm" style:auto-text-indent="false" style:page-number="auto">
        <style:tab-stops>
          <style:tab-stop style:position="175.9mm" style:type="right" style:leader-style="dotted" style:leader-text="."/>
        </style:tab-stops>
      </style:paragraph-properties>
      <style:text-properties fo:font-size="14pt" fo:font-weight="normal" style:font-size-asian="10.5pt" style:font-weight-asian="normal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3mm" fo:margin-right="0mm" fo:margin-top="0mm" fo:margin-bottom="0mm" style:contextual-spacing="false" fo:text-indent="0mm" style:auto-text-indent="false">
        <style:tab-stops>
          <style:tab-stop style:position="170.9mm" style:type="right" style:leader-style="dotted" style:leader-text="."/>
        </style:tab-stops>
      </style:paragraph-properties>
      <style:text-properties fo:font-size="12pt" style:font-size-asian="10.5pt"/>
    </style:style>
    <style:style style:name="Index_20_3" style:display-name="Index 3" style:family="paragraph" style:parent-style-name="Index" style:class="index">
      <style:paragraph-properties fo:margin-left="9.98mm" fo:margin-right="0mm" fo:text-indent="0mm" style:auto-text-indent="false"/>
    </style:style>
    <style:style style:name="Contents_20_4" style:display-name="Contents 4" style:family="paragraph" style:parent-style-name="Index" style:default-outline-level="" style:list-style-name="" style:class="index">
      <style:paragraph-properties fo:margin-left="9mm" fo:margin-right="0mm" fo:margin-top="0mm" fo:margin-bottom="0mm" style:contextual-spacing="false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2" style:class="text">
      <style:paragraph-properties fo:margin-top="3.53mm" fo:margin-bottom="2.12mm" style:contextual-spacing="false"/>
      <style:text-properties fo:font-size="115%" fo:font-style="normal" fo:font-weight="bold" style:font-size-asian="115%" style:font-style-asian="normal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4.99mm" fo:margin-right="0mm" fo:margin-top="2.47mm" fo:margin-bottom="2.12mm" style:contextual-spacing="false" fo:text-indent="0mm" style:auto-text-indent="false"/>
      <style:text-properties style:font-name="Liberation Serif1" fo:font-family="'Liberation Serif'" style:font-style-name="Bold" style:font-family-generic="roman" style:font-pitch="variable" fo:font-size="14pt" fo:font-weight="bold" style:font-name-asian="Liberation Serif1" style:font-family-asian="'Liberation Serif'" style:font-style-name-asian="Bold" style:font-family-generic-asian="roman" style:font-pitch-asian="variable" style:font-size-asian="14pt" style:font-weight-asian="bold" style:font-size-complex="85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8.01mm" fo:margin-right="0mm" fo:margin-top="1.06mm" fo:margin-bottom="1.06mm" style:contextual-spacing="false" fo:text-indent="0m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11.01mm" fo:margin-right="0mm" fo:margin-top="1.06mm" fo:margin-bottom="1.06mm" style:contextual-spacing="false" fo:text-indent="0mm" style:auto-text-indent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1.99mm" fo:margin-right="0mm" fo:margin-top="0mm" fo:margin-bottom="0mm" style:contextual-spacing="false" fo:text-indent="0mm" style:auto-text-indent="false">
        <style:tab-stops>
          <style:tab-stop style:position="155.93m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14.99mm" fo:margin-right="0mm" fo:margin-top="0mm" fo:margin-bottom="0mm" style:contextual-spacing="false" fo:text-indent="0mm" style:auto-text-indent="false">
        <style:tab-stops>
          <style:tab-stop style:position="150.94m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9.95mm" fo:margin-right="0mm" fo:margin-top="0mm" fo:margin-bottom="0mm" style:contextual-spacing="false" fo:text-indent="0mm" style:auto-text-indent="false">
        <style:tab-stops>
          <style:tab-stop style:position="145.94m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" style:family="paragraph" style:parent-style-name="Header_20_and_20_Footer" style:class="extra">
      <style:paragraph-properties fo:padding="0.49mm" fo:border-left="none" fo:border-right="none" fo:border-top="none" fo:border-bottom="0.06pt solid #000000" text:number-lines="false" text:line-number="0">
        <style:tab-stops>
          <style:tab-stop style:position="65.49mm" style:type="center"/>
          <style:tab-stop style:position="131mm" style:type="right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31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margin-top="0mm" fo:margin-bottom="0mm" style:contextual-spacing="false" fo:text-indent="0mm" style:auto-text-indent="false"/>
      <style:text-properties fo:font-size="10.5pt"/>
    </style:style>
    <style:style style:name="Emphasis" style:family="text">
      <style:text-properties fo:font-style="italic" style:font-style-asian="italic" style:font-style-complex="italic"/>
    </style:style>
    <style:style style:name="vol8" style:family="text" style:parent-style-name="Drop_20_Caps">
      <style:text-properties fo:font-size="8pt" style:font-size-asian="10.5pt"/>
    </style:style>
    <style:style style:name="Drop_20_Caps" style:display-name="Drop Caps" style:family="text"/>
    <style:style style:name="Citation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style-asian="italic" style:font-style-complex="italic"/>
    </style:style>
    <style:style style:name="Strong_20_Emphasis" style:display-name="Strong Emphasis" style:family="text">
      <style:text-properties style:font-name="FreeSerif" fo:font-family="FreeSerif" style:font-style-name="Bold Italic" style:font-family-generic="roman" style:font-pitch="variable" fo:font-size="14pt" fo:font-style="italic" fo:font-weight="bold" style:font-size-asian="10.5pt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vol10.5" style:family="text" style:parent-style-name="vol8">
      <style:text-properties fo:font-size="10.5pt" style:font-size-asian="10.5pt"/>
    </style:style>
    <style:style style:name="vol16" style:family="text" style:parent-style-name="vol10.5">
      <style:text-properties fo:font-size="16pt" style:font-size-asian="10.5pt"/>
    </style:style>
    <style:style style:name="vol15" style:family="text" style:parent-style-name="vol16">
      <style:text-properties fo:font-size="15pt" style:font-size-asian="10.5pt"/>
    </style:style>
    <style:style style:name="vol18" style:family="text" style:parent-style-name="vol16">
      <style:text-properties fo:font-size="18pt" style:font-size-asian="10.5pt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style:use-window-font-color="true" loext:opacity="0%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style:use-window-font-color="true" loext:opacity="0%" style:text-underline-style="solid" style:text-underline-width="auto" style:text-underline-color="#729fcf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80%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85%" fo:font-weight="bold" style:font-size-asian="10.5pt"/>
    </style:style>
    <style:style style:name="Bible_5f_text" style:display-name="Bible_text" style:family="text">
      <style:text-properties style:use-window-font-color="true" loext:opacity="0%" style:font-name="Liberation Serif1" fo:font-family="'Liberation Serif'" style:font-style-name="Bold" style:font-family-generic="roman" style:font-pitch="variable" fo:font-size="14pt" fo:font-style="normal" fo:font-weight="bold" style:font-size-asian="10.5pt" loext:shadow="none"/>
    </style:style>
    <style:style style:name="Numbering_20_Symbols" style:display-name="Numbering Symbols" style:family="text"/>
    <style:style style:name="Index_20_Link" style:display-name="Index Link" style:family="text"/>
    <style:style style:name="Definition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prefix="[" style:num-suffix="]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prefix="{" style:num-suffix="}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 style:page-usage="mirrored">
      <style:page-layout-properties fo:page-width="176mm" fo:page-height="250mm" style:num-format="1" style:print-orientation="portrait" fo:margin-top="20mm" fo:margin-bottom="20mm" fo:margin-left="24.99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3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176mm" fo:page-height="250mm" style:num-format="1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5" style:page-usage="right">
      <style:page-layout-properties fo:page-width="176mm" fo:page-height="250mm" style:num-format="1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9.98mm" fo:margin-left="0mm" fo:margin-right="0mm" fo:margin-bottom="4.99mm" fo:background-color="transparent" style:dynamic-spacing="false" draw:fill="none" draw:fill-color="#729fcf"/>
      </style:header-style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6">
      <style:page-layout-properties fo:page-width="229.01mm" fo:page-height="114mm" style:num-format="1" style:print-orientation="landscape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76mm" fo:page-height="250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6mm" fo:page-height="250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50mm" fo:page-height="176mm" style:num-format="1" style:print-orientation="landscape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 style:page-usage="left">
      <style:page-layout-properties fo:page-width="176mm" fo:page-height="250mm" style:num-format="i" style:print-orientation="portrait" fo:margin-top="14.99mm" fo:margin-bottom="14.99mm" fo:margin-left="14.99mm" fo:margin-right="2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1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12" style:page-usage="right">
      <style:page-layout-properties fo:page-width="176mm" fo:page-height="250mm" style:num-format="i" style:print-orientation="portrait" fo:margin-top="14.99mm" fo:margin-bottom="14.99mm" fo:margin-left="2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 style:page-usage="left">
      <style:page-layout-properties fo:page-width="176mm" fo:page-height="250mm" style:num-format="1" style:print-orientation="portrait" fo:margin-top="25.4mm" fo:margin-bottom="25.4mm" fo:margin-left="31.75mm" fo:margin-right="31.7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/></text:p>
      </style:footer>
    </style:master-page>
    <style:master-page style:name="Endnote" style:page-layout-name="Mpm2" draw:style-name="Mdp1">
      <style:footer>
        <text:p text:style-name="Footer"/>
      </style:footer>
    </style:master-page>
    <style:master-page style:name="Footnote" style:page-layout-name="Mpm2" draw:style-name="Mdp1">
      <style:footer>
        <text:p text:style-name="Footer"><text:page-number text:select-page="current"/></text:p>
      </style:footer>
    </style:master-page>
    <style:master-page style:name="First_20_Page" style:display-name="First Page" style:page-layout-name="Mpm3" draw:style-name="Mdp1" style:next-style-name="Left_20_Page"/>
    <style:master-page style:name="Left_20_Page" style:display-name="Left Page" style:page-layout-name="Mpm4" draw:style-name="Mdp1" style:next-style-name="Right_20_Page">
      <style:header>
        <text:p text:style-name="Header"><text:chapter text:display="name" text:outline-level="1"/></text:p>
      </style:header>
      <style:footer>
        <text:p text:style-name="Footer"><text:page-number text:select-page="current"/></text:p>
      </style:footer>
    </style:master-page>
    <style:master-page style:name="Right_20_Page" style:display-name="Right Page" style:page-layout-name="Mpm5" draw:style-name="Mdp1" style:next-style-name="Left_20_Page">
      <style:header>
        <text:p text:style-name="MP1"><text:chapter text:display="name" text:outline-level="1"/></text:p>
      </style:header>
      <style:footer>
        <text:p text:style-name="Footer"><text:page-number text:select-page="current"/></text:p>
      </style:footer>
    </style:master-page>
    <style:master-page style:name="Envelope" style:page-layout-name="Mpm6" draw:style-name="Mdp1"/>
    <style:master-page style:name="Index" style:page-layout-name="Mpm7" draw:style-name="Mdp1"/>
    <style:master-page style:name="HTML" style:page-layout-name="Mpm8" draw:style-name="Mdp1"/>
    <style:master-page style:name="Landscape" style:page-layout-name="Mpm9" draw:style-name="Mdp1"/>
    <style:master-page style:name="Intro_20_Left" style:display-name="Intro Left" style:page-layout-name="Mpm10" draw:style-name="Mdp1" style:next-style-name="Intro_20_Right">
      <style:footer>
        <text:p text:style-name="Footer"><text:page-number text:select-page="current">ii</text:page-number></text:p>
      </style:footer>
    </style:master-page>
    <style:master-page style:name="Intro_20_Right" style:display-name="Intro Right" style:page-layout-name="Mpm11" draw:style-name="Mdp1" style:next-style-name="Intro_20_Left">
      <style:footer>
        <text:p text:style-name="Footer"><text:page-number text:select-page="current">iii</text:page-number></text:p>
      </style:footer>
    </style:master-page>
    <style:master-page style:name="Intro_20_First_20_Page" style:display-name="Intro First Page" style:page-layout-name="Mpm12" draw:style-name="Mdp1" style:next-style-name="Intro_20_Left"/>
    <style:master-page style:name="Last_20_Page" style:display-name="Last Page" style:page-layout-name="Mpm13" draw:style-name="Mdp1" style:next-style-name="Right_20_Page">
      <style:footer>
        <text:p text:style-name="Footer"><text:page-number text:select-page="current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7T08:09:39.477242354</meta:creation-date>
    <dc:date>2023-08-18T12:09:32.293552580</dc:date>
    <meta:editing-duration>P18DT9H55M7S</meta:editing-duration>
    <meta:editing-cycles>6002</meta:editing-cycles>
    <meta:generator>LibreOffice/7.5.5.2$Linux_X86_64 LibreOffice_project/50$Build-2</meta:generator>
    <dc:creator>Jose Luis Quiroga</dc:creator>
    <meta:printed-by>Jose Luis Quiroga</meta:printed-by>
    <meta:print-date>2021-10-10T15:01:58.916220917</meta:print-date>
    <dc:subject>Universalismo Bíblico</dc:subject>
    <dc:title>TodaCarne.com</dc:title>
    <meta:document-statistic meta:table-count="0" meta:image-count="0" meta:object-count="0" meta:page-count="2" meta:paragraph-count="22" meta:word-count="81" meta:character-count="547" meta:non-whitespace-character-count="486"/>
    <meta:user-defined meta:name="Autor">Jose Luis Quiroga</meta:user-defined>
  </office:meta>
</office:document-meta>
</file>